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15_12-28-58_000.jpg</text:p>
          </table:table-cell>
          <table:table-cell table:style-name="ce8" office:value-type="string">
            <text:p>:m 記録 / 食べたもの：お菓子類 / target=残り,memo~</text:p>
          </table:table-cell>
          <table:table-cell table:style-name="ce4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6" table:formula="of:=IF([.E2]=&quot;&quot;;[.C2];CONCATENATE([.C2];&quot; / &quot;;[.E2]))" office:value-type="string" office:string-value=":m 記録 / 食べたもの：お菓子類 / target=残り,memo~">
            <text:p>:m 記録 / 食べたもの：お菓子類 / target=残り,memo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15_12-32-20_000.jpg</text:p>
          </table:table-cell>
          <table:table-cell table:style-name="ce26" office:value-type="string">
            <text:p>:m 記録 / 食べたもの：お菓子類 / target=食べる予定：取り置き,memo~</text:p>
          </table:table-cell>
          <table:table-cell table:style-name="ce4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6" table:formula="of:=IF([.E3]=&quot;&quot;;[.C3];CONCATENATE([.C3];&quot; / &quot;;[.E3]))" office:value-type="string" office:string-value=":m 記録 / 食べたもの：お菓子類 / target=食べる予定：取り置き,memo~">
            <text:p>:m 記録 / 食べたもの：お菓子類 / target=食べる予定：取り置き,memo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1-15_13-53-26_000.jpg</text:p>
          </table:table-cell>
          <table:table-cell table:style-name="ce26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752136 E-139-34-49.270019</text:p>
          </table:table-cell>
          <table:table-cell table:style-name="ce36" table:formula="of:=IF([.E4]=&quot;&quot;;[.C4];CONCATENATE([.C4];&quot; / &quot;;[.E4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15_18-12-13_000.jpg</text:p>
          </table:table-cell>
          <table:table-cell table:style-name="ce26" office:value-type="string">
            <text:p>:m RES 1-2*3 / free# JVEMV6 68#_18(T-12_1) / 68. theoretical-physics(tp) / A.1. mathematics / T-12. 集合論 / topics=~,w:濃度；選択公理；整列集合；順序集合；前順序；台集合；被覆,other=~;think~ / N~</text:p>
          </table:table-cell>
          <table:table-cell table:style-name="ce19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6" table:formula="of:=IF([.E5]=&quot;&quot;;[.C5];CONCATENATE([.C5];&quot; / &quot;;[.E5]))" office:value-type="string" office:string-value=":m RES 1-2*3 / free# JVEMV6 68#_18(T-12_1) / 68. theoretical-physics(tp) / A.1. mathematics / T-12. 集合論 / topics=~,w:濃度；選択公理；整列集合；順序集合；前順序；台集合；被覆,other=~;think~ / N~">
            <text:p>:m RES 1-2*3 / free# JVEMV6 68#_18(T-12_1) / 68. theoretical-physics(tp) / A.1. mathematics / T-12. 集合論 / topics=~,w:濃度；選択公理；整列集合；順序集合；前順序；台集合；被覆,other=~;think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15_18-12-30_000.jpg</text:p>
          </table:table-cell>
          <table:table-cell table:style-name="ce26" office:value-type="string">
            <text:p>:m RES 3*3 / free# JVEMV6 68#_18(T-12_1) / 68. theoretical-physics(tp) / A.1. mathematics / T-12. 集合論 / topics=~,w:カントールの定理；カントールのパラドックス,other=~;think~ / N+</text:p>
          </table:table-cell>
          <table:table-cell table:style-name="ce19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6" table:formula="of:=IF([.E6]=&quot;&quot;;[.C6];CONCATENATE([.C6];&quot; / &quot;;[.E6]))" office:value-type="string" office:string-value=":m RES 3*3 / free# JVEMV6 68#_18(T-12_1) / 68. theoretical-physics(tp) / A.1. mathematics / T-12. 集合論 / topics=~,w:カントールの定理；カントールのパラドックス,other=~;think~ / N+">
            <text:p>:m RES 3*3 / free# JVEMV6 68#_18(T-12_1) / 68. theoretical-physics(tp) / A.1. mathematics / T-12. 集合論 / topics=~,w:カントールの定理；カントールのパラドックス,other=~;think~ / N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15_19-17-08_000.jpg</text:p>
          </table:table-cell>
          <table:table-cell table:style-name="ce20" office:value-type="string">
            <text:p>:m :篠笛,shinobue 1*1 / session-memo / topic=todays-melody,for=~,score+,memo~,key=Af</text:p>
          </table:table-cell>
          <table:table-cell table:style-name="ce17"/>
          <table:table-cell table:style-name="ce4"/>
          <table:table-cell table:style-name="ce4"/>
          <table:table-cell table:style-name="ce36" table:formula="of:=IF([.E7]=&quot;&quot;;[.C7];CONCATENATE([.C7];&quot; / &quot;;[.E7]))" office:value-type="string" office:string-value=":m :篠笛,shinobue 1*1 / session-memo / topic=todays-melody,for=~,score+,memo~,key=Af">
            <text:p>:m :篠笛,shinobue 1*1 / session-memo / topic=todays-melody,for=~,score+,memo~,key=Af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1-01-15_20-27-50_000.jpg</text:p>
          </table:table-cell>
          <table:table-cell table:style-name="ce19" office:value-type="string">
            <text:p>:PHOTO 記録 / 経過記録；作ったもの / food=焼酎漬け / material=ニンニク：３玉；liquor=麦焼酎：400ml,time=~,container=big-medium-jar-at-kitchen / type=~,other=~</text:p>
          </table:table-cell>
          <table:table-cell table:style-name="ce20"/>
          <table:table-cell table:style-name="ce4"/>
          <table:table-cell table:style-name="ce4" office:value-type="string">
            <text:p>N-35-35-28.765869 E-139-34-48.775634</text:p>
          </table:table-cell>
          <table:table-cell table:style-name="ce36" table:formula="of:=IF([.E8]=&quot;&quot;;[.C8];CONCATENATE([.C8];&quot; / &quot;;[.E8]))" office:value-type="string" office:string-value=":PHOTO 記録 / 経過記録；作ったもの / food=焼酎漬け / material=ニンニク：３玉；liquor=麦焼酎：400ml,time=~,container=big-medium-jar-at-kitchen / type=~,other=~">
            <text:p>:PHOTO 記録 / 経過記録；作ったもの / food=焼酎漬け / material=ニンニク：３玉；liquor=麦焼酎：400ml,time=~,container=big-medium-jar-at-kitchen / type=~,other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1-15_20-28-03_000.jpg</text:p>
          </table:table-cell>
          <table:table-cell table:style-name="ce20" office:value-type="string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19"/>
          <table:table-cell table:style-name="ce4"/>
          <table:table-cell table:style-name="ce4" office:value-type="string">
            <text:p>N-35-35-28.765869 E-139-34-48.775634</text:p>
          </table:table-cell>
          <table:table-cell table:style-name="ce36" table:formula="of:=IF([.E9]=&quot;&quot;;[.C9];CONCATENATE([.C9];&quot; / &quot;;[.E9]))" office:value-type="string" office:string-value=":PHOTO 記録 / 経過記録；作ったもの / food=焼酎漬け / material=生姜：濁り、あり：２パック；liquor=麦焼酎：600ml,time=~,container=big-tall-jar-at-kitchen / type=~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15_20-52-46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6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16_00-40-18_000.jpg</text:p>
          </table:table-cell>
          <table:table-cell table:style-name="ce26" office:value-type="string">
            <text:p>:PHOTO 記録 / 文書 / content=焼酎漬け：飲むもの：組合せデータ</text:p>
          </table:table-cell>
          <table:table-cell table:style-name="ce20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6" table:formula="of:=IF([.E11]=&quot;&quot;;[.C11];CONCATENATE([.C11];&quot; / &quot;;[.E11]))" office:value-type="string" office:string-value=":PHOTO 記録 / 文書 / content=焼酎漬け：飲むもの：組合せデータ">
            <text:p>:PHOTO 記録 / 文書 / content=焼酎漬け：飲むもの：組合せデータ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1-01-16_02-44-29_000.jpg</text:p>
          </table:table-cell>
          <table:table-cell table:style-name="ce26" office:value-type="string">
            <text:p>:m :PHOTO 寝た時刻 / 2020 / オナニー、2:00ぐらいか、未了</text:p>
          </table:table-cell>
          <table:table-cell table:style-name="ce19"/>
          <table:table-cell table:style-name="ce4"/>
          <table:table-cell table:style-name="ce4" office:value-type="string">
            <text:p>N-35-35-28.697204 E-139-34-49.324951</text:p>
          </table:table-cell>
          <table:table-cell table:style-name="ce36" table:formula="of:=IF([.E12]=&quot;&quot;;[.C12];CONCATENATE([.C12];&quot; / &quot;;[.E12]))" office:value-type="string" office:string-value=":m :PHOTO 寝た時刻 / 2020 / オナニー、2:00ぐらいか、未了">
            <text:p>:m :PHOTO 寝た時刻 / 2020 / オナニー、2:00ぐらいか、未了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16_08-10-56_000.jpg</text:p>
          </table:table-cell>
          <table:table-cell table:style-name="ce26" office:value-type="string">
            <text:p>:m :? 1*1 / math / area=algebra / topics=平方展開,id=~ / content=三項式の展開,other=~,s-~ / N~ ||| :m :th / 数学って、すごい ||| :m :lets 1-2*2 / action activity / やること / genre=chemistry / content=CO2の分子の振動：機械装置を設計：費用算出、資金集め；組立</text:p>
          </table:table-cell>
          <table:table-cell table:style-name="ce17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6" table:formula="of:=IF([.E13]=&quot;&quot;;[.C13];CONCATENATE([.C13];&quot; / &quot;;[.E13]))" office:value-type="string" office:string-value=":m :? 1*1 / math / area=algebra / topics=平方展開,id=~ / content=三項式の展開,other=~,s-~ / N~ ||| :m :th / 数学って、すごい ||| :m :lets 1-2*2 / action activity / やること / genre=chemistry / content=CO2の分子の振動：機械装置を設計：費用算出、資金集め；組立">
            <text:p>:m :? 1*1 / math / area=algebra / topics=平方展開,id=~ / content=三項式の展開,other=~,s-~ / N~ ||| :m :th / 数学って、すごい ||| :m :lets 1-2*2 / action activity / やること / genre=chemistry / content=CO2の分子の振動：機械装置を設計：費用算出、資金集め；組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1-01-16_08-11-38_000.jpg</text:p>
          </table:table-cell>
          <table:table-cell table:style-name="ce26" office:value-type="string">
            <text:p>:i FX / detect-pattern / content=過去４本ぐらいの足：上がり・下がりのパターン、分類の方法</text:p>
          </table:table-cell>
          <table:table-cell table:style-name="ce20"/>
          <table:table-cell table:style-name="ce4"/>
          <table:table-cell table:style-name="ce4" office:value-type="string">
            <text:p>N-35-35-28.573608 E-139-34-49.654541</text:p>
          </table:table-cell>
          <table:table-cell table:style-name="ce36" table:formula="of:=IF([.E14]=&quot;&quot;;[.C14];CONCATENATE([.C14];&quot; / &quot;;[.E14]))" office:value-type="string" office:string-value=":i FX / detect-pattern / content=過去４本ぐらいの足：上がり・下がりのパターン、分類の方法">
            <text:p>:i FX / detect-pattern / content=過去４本ぐらいの足：上がり・下がりのパターン、分類の方法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15_19-20-56_000.mid</text:p>
          </table:table-cell>
          <table:table-cell table:style-name="ce8" office:value-type="string">
            <text:p>:in-mid / app=perfect-piano / 演奏、play / id-2021-0115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6" table:formula="of:=IF([.E15]=&quot;&quot;;[.C15];CONCATENATE([.C15];&quot; / &quot;;[.E15]))" office:value-type="string" office:string-value=":in-mid / app=perfect-piano / 演奏、play / id-2021-0115-1 / category=melody,inst=~,for=~,genre=~">
            <text:p>:in-mid / app=perfect-piano / 演奏、play / id-2021-0115-1 / category=melody,inst=~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15_22-32-07_000.mid</text:p>
          </table:table-cell>
          <table:table-cell table:style-name="ce8" office:value-type="string">
            <text:p>:in-mid / app=perfect-piano / 演奏、play / id-2021-0115-2 / category=melody,inst=shinobue,for=~,genre=~</text:p>
          </table:table-cell>
          <table:table-cell table:style-name="ce19"/>
          <table:table-cell table:style-name="ce4"/>
          <table:table-cell table:style-name="ce4"/>
          <table:table-cell table:style-name="ce36" table:formula="of:=IF([.E16]=&quot;&quot;;[.C16];CONCATENATE([.C16];&quot; / &quot;;[.E16]))" office:value-type="string" office:string-value=":in-mid / app=perfect-piano / 演奏、play / id-2021-0115-2 / category=melody,inst=shinobue,for=~,genre=~">
            <text:p>:in-mid / app=perfect-piano / 演奏、play / id-2021-0115-2 / category=melody,inst=shinobue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6">2021/01/16</text:date>, <text:time>10:51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16T10:51:18.57</dc:date>
    <dc:creator>iwabuchi ken</dc:creator>
    <meta:editing-duration>P30DT12H14M34S</meta:editing-duration>
    <meta:editing-cycles>11317</meta:editing-cycles>
    <meta:document-statistic meta:table-count="1" meta:cell-count="462" meta:object-count="0"/>
  </office:meta>
</office:document-meta>
</file>